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ackage">
      <style:graphic-properties fo:min-height="2.575cm" fo:min-width="3.957cm"/>
    </style:style>
    <style:style style:name="gr2" style:family="graphic" style:parent-style-name="Class">
      <style:graphic-properties fo:min-height="0.471cm" fo:min-width="3.046cm"/>
    </style:style>
    <style:style style:name="gr3" style:family="graphic" style:parent-style-name="Package">
      <style:graphic-properties fo:min-height="5.146cm" fo:min-width="6.534cm"/>
    </style:style>
    <style:style style:name="gr4" style:family="graphic" style:parent-style-name="Class">
      <style:graphic-properties fo:min-height="0.471cm" fo:min-width="4.876cm"/>
    </style:style>
    <style:style style:name="gr5" style:family="graphic" style:parent-style-name="Class">
      <style:graphic-properties fo:min-height="0.471cm" fo:min-width="1.369cm"/>
    </style:style>
    <style:style style:name="gr6" style:family="graphic" style:parent-style-name="Class">
      <style:graphic-properties fo:min-height="0.471cm" fo:min-width="1.937cm"/>
    </style:style>
    <style:style style:name="gr7" style:family="graphic" style:parent-style-name="Package">
      <style:graphic-properties fo:min-height="4.573cm" fo:min-width="6.534cm"/>
    </style:style>
    <style:style style:name="gr8" style:family="graphic" style:parent-style-name="Class">
      <style:graphic-properties fo:min-height="0.471cm" fo:min-width="1.632cm"/>
    </style:style>
    <style:style style:name="gr9" style:family="graphic" style:parent-style-name="Class">
      <style:graphic-properties fo:min-height="0.471cm" fo:min-width="5.348cm"/>
    </style:style>
    <style:style style:name="gr10" style:family="graphic" style:parent-style-name="Package">
      <style:graphic-properties fo:min-height="3.897cm" fo:min-width="6.534cm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73cm" svg:height="2.78cm" svg:x="2.181cm" svg:y="0.918cm">
            <text:p text:style-name="P1">base.xcore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xml:id="id6" draw:id="id6" draw:layer="layout" svg:width="3.446cm" svg:height="0.871cm" svg:x="2.594cm" svg:y="2.059cm">
            <text:p text:style-name="P1">INamedElement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draw:layer="layout" svg:width="7.056cm" svg:height="5.556cm" svg:x="0.789cm" svg:y="4.588cm">
          <text:p text:style-name="P1">persons.e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2" draw:id="id2" draw:layer="layout" svg:width="5.276cm" svg:height="0.871cm" svg:x="1.679cm" svg:y="5.941cm">
          <draw:glue-point draw:id="8" svg:x="-1.73cm" svg:y="5.005cm"/>
          <text:p text:style-name="P1">IPer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1.769cm" svg:height="0.871cm" svg:x="1.279cm" svg:y="8.655cm">
          <text:p text:style-name="P1">Hum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2.337cm" svg:height="0.871cm" svg:x="4.618cm" svg:y="8.662cm">
          <text:p text:style-name="P1">Develop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extends" draw:text-style-name="P1" draw:layer="layout" svg:x1="2.164cm" svg:y1="8.655cm" svg:x2="4.317cm" svg:y2="6.812cm" draw:start-shape="id1" draw:start-glue-point="4" draw:end-shape="id2" draw:end-glue-point="6" svg:d="M2164 8655v-922h2153v-921" svg:viewBox="0 0 2154 1844">
          <text:p/>
        </draw:connector>
        <draw:connector draw:style-name="extends" draw:text-style-name="P1" draw:layer="layout" svg:x1="5.787cm" svg:y1="8.662cm" svg:x2="4.317cm" svg:y2="6.812cm" draw:start-shape="id3" draw:start-glue-point="4" draw:end-shape="id2" draw:end-glue-point="6" svg:d="M5787 8662v-925h-1470v-925" svg:viewBox="0 0 1471 1851">
          <text:p/>
        </draw:connector>
        <draw:custom-shape draw:style-name="gr7" draw:text-style-name="P1" draw:layer="layout" svg:width="7.056cm" svg:height="4.937cm" svg:x="0.789cm" svg:y="11.177cm">
          <text:p text:style-name="P1">greetings.x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5" draw:id="id5" draw:layer="layout" svg:width="2.032cm" svg:height="0.871cm" svg:x="5.15cm" svg:y="12.714cm">
          <text:p text:style-name="P1">Gree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5.748cm" svg:height="0.871cm" svg:x="1.434cm" svg:y="14.655cm">
          <draw:glue-point draw:id="8" svg:x="-1.57cm" svg:y="-4.994cm"/>
          <draw:glue-point draw:id="9" svg:x="3.232cm" svg:y="-4.994cm"/>
          <text:p text:style-name="P1">AllGreet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tains" draw:text-style-name="P1" draw:layer="layout" svg:x1="6.165cm" svg:y1="14.656cm" svg:x2="6.166cm" svg:y2="13.585cm" draw:start-shape="id4" draw:start-glue-point="9" draw:end-shape="id5" draw:end-glue-point="6" svg:d="M6165 14656v-536h1v-535" svg:viewBox="0 0 2 1072">
          <text:p/>
        </draw:connector>
        <draw:connector draw:style-name="contains" draw:text-style-name="P1" draw:layer="layout" svg:x1="3.406cm" svg:y1="14.656cm" svg:x2="3.405cm" svg:y2="6.811cm" draw:start-shape="id4" draw:start-glue-point="8" draw:end-shape="id2" draw:end-glue-point="8" svg:d="M3406 14656v-3923h-1v-3922" svg:viewBox="0 0 2 7846">
          <text:p/>
        </draw:connector>
        <draw:connector draw:style-name="extends" draw:text-style-name="P1" draw:layer="layout" svg:x1="4.317cm" svg:y1="5.941cm" svg:x2="4.317cm" svg:y2="2.93cm" draw:start-shape="id2" draw:start-glue-point="4" draw:end-shape="id6" draw:end-glue-point="6" svg:d="M4317 5941v-3011" svg:viewBox="0 0 1 3012">
          <text:p/>
        </draw:connector>
        <draw:custom-shape draw:style-name="gr10" draw:text-style-name="P1" draw:layer="layout" svg:width="7.056cm" svg:height="4.207cm" svg:x="8.998cm" svg:y="8.943cm">
          <text:p text:style-name="P1">GreetingsHelper.xt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7" draw:id="id7" draw:layer="layout" svg:width="5.748cm" svg:height="0.871cm" svg:x="9.643cm" svg:y="10.274cm">
          <draw:glue-point draw:id="8" svg:x="-1.57cm" svg:y="-4.994cm"/>
          <draw:glue-point draw:id="9" svg:x="3.232cm" svg:y="-4.994cm"/>
          <text:p text:style-name="P1">compileAllPerson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draw:type="curve" draw:line-skew="1.047cm" svg:x1="9.643cm" svg:y1="10.71cm" svg:x2="7.182cm" svg:y2="15.091cm" draw:start-shape="id7" draw:start-glue-point="5" draw:end-shape="id4" draw:end-glue-point="7" svg:d="M9643 10710c-274 0 956 4381-2461 4381" svg:viewBox="0 0 2464 4382">
          <text:p/>
        </draw:connector>
        <draw:connector draw:style-name="gr11" draw:text-style-name="P2" draw:layer="layout" draw:type="curve" svg:x1="12.517cm" svg:y1="10.274cm" svg:x2="6.955cm" svg:y2="6.377cm" draw:start-shape="id7" draw:start-glue-point="4" draw:end-shape="id2" draw:end-glue-point="7" svg:d="M12517 10274c0-2598-1854-3897-5562-3897" svg:viewBox="0 0 5563 3898">
          <text:p/>
        </draw:connector>
        <draw:connector draw:style-name="gr11" draw:text-style-name="P2" draw:layer="layout" draw:type="curve" draw:line-skew="-0.949cm" svg:x1="7.182cm" svg:y1="15.091cm" svg:x2="9.643cm" svg:y2="10.71cm" draw:start-shape="id4" draw:start-glue-point="7" draw:end-shape="id7" draw:end-glue-point="5" svg:d="M7182 15091c423 0-807-4381 2461-4381" svg:viewBox="0 0 2462 4382">
          <text:p/>
        </draw:connector>
        <draw:custom-shape draw:style-name="gr9" draw:text-style-name="P1" xml:id="id8" draw:id="id8" draw:layer="layout" svg:width="5.748cm" svg:height="0.871cm" svg:x="9.643cm" svg:y="11.774cm">
          <draw:glue-point draw:id="8" svg:x="-1.57cm" svg:y="-4.994cm"/>
          <draw:glue-point draw:id="9" svg:x="3.232cm" svg:y="-4.994cm"/>
          <text:p text:style-name="P1">compileAllGreeting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2.517cm" svg:y1="12.645cm" svg:x2="7.182cm" svg:y2="13.15cm" draw:start-shape="id8" draw:start-glue-point="6" svg:d="M12517 12645c0 754-5335 502-5335 505" svg:viewBox="0 0 5336 544">
          <text:p/>
        </draw:connector>
        <draw:connector draw:style-name="gr12" draw:text-style-name="P2" draw:layer="layout" draw:type="curve" draw:line-skew="1.085cm" svg:x1="9.643cm" svg:y1="12.21cm" svg:x2="7.182cm" svg:y2="15.091cm" draw:start-shape="id8" draw:start-glue-point="5" svg:d="M9643 12210c-594 0 636 2881-2461 2881" svg:viewBox="0 0 2462 2882">
          <text:p/>
        </draw:connector>
        <draw:connector draw:style-name="gr12" draw:text-style-name="P2" draw:layer="layout" draw:type="curve" draw:line-skew="-0.809cm" svg:x1="7.182cm" svg:y1="15.091cm" svg:x2="9.643cm" svg:y2="12.21cm" draw:end-shape="id8" draw:end-glue-point="5" svg:d="M7182 15091c256 0-974-2881 2461-2881" svg:viewBox="0 0 2477 2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draw:auto-grow-height="false" draw:fit-to-size="shrink-to-fit" draw:fit-to-contour="false" fo:padding-top="0cm" fo:padding-bottom="0cm" fo:padding-left="0cm" fo:padding-right="0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="solid" draw:fill-color="#ffffff" draw:auto-grow-height="false" draw:auto-grow-width="false" fo:padding-top="0.2cm" fo:padding-bottom="0.2cm" fo:padding-left="0.2cm" fo:padding-right="0.2cm"/>
      <style:paragraph-properties style:writing-mode="lr-tb"/>
    </style:style>
    <style:style style:name="Package" style:family="graphic" style:parent-style-name="standard">
      <style:graphic-properties draw:textarea-vertical-align="top"/>
      <style:paragraph-properties style:writing-mode="lr-tb"/>
    </style:style>
    <style:style style:name="extends" style:family="graphic" style:parent-style-name="standard">
      <style:graphic-properties draw:stroke="dash" draw:stroke-dash="Fine_20_Dashed" svg:stroke-color="#000000" draw:marker-end="Triangle_20_unfilled"/>
      <style:paragraph-properties style:writing-mode="lr-tb"/>
    </style:style>
    <style:style style:name="contains" style:family="graphic" style:parent-style-name="standard">
      <style:graphic-properties svg:stroke-color="#000000" draw:marker-end="Arrow"/>
      <style:paragraph-properties style:writing-mode="lr-tb"/>
    </style:style>
  </office:styles>
  <office:automatic-styles>
    <style:page-layout style:name="PM0">
      <style:page-layout-properties fo:margin-top="0.494cm" fo:margin-bottom="0.495cm" fo:margin-left="0.38cm" fo:margin-right="0.617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 </meta:initial-creator>
    <meta:creation-date>2017-02-18T12:47:21.081280000</meta:creation-date>
    <dc:date>2017-02-22T21:58:09.055719000</dc:date>
    <dc:creator>Niko </dc:creator>
    <meta:editing-duration>PT4M20S</meta:editing-duration>
    <meta:editing-cycles>4</meta:editing-cycles>
    <meta:generator>LibreOffice/5.3.0.3$MacOSX_X86_64 LibreOffice_project/7074905676c47b82bbcfbea1aeefc84afe1c50e1</meta:generator>
    <meta:document-statistic meta:object-count="24"/>
  </office:meta>
</office:document-meta>
</file>